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160mm" svg:height="89.96mm" svg:x="155.53mm" svg:y="20.37mm">
            <draw:object draw:notify-on-update-of-ranges="sheet1.B1:sheet1.B26 sheet1.C1:sheet1.C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000324117422678682" calcext:value-type="float">
            <text:p>3,24117422678682E-006</text:p>
          </table:table-cell>
        </table:table-row>
        <table:table-row table:style-name="ro2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000648234822619997" calcext:value-type="float">
            <text:p>6,48234822619997E-006</text:p>
          </table:table-cell>
        </table:table-row>
        <table:table-row table:style-name="ro2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0000113441094526934" calcext:value-type="float">
            <text:p>1,13441094526934E-005</text:p>
          </table:table-cell>
        </table:table-row>
        <table:table-row table:style-name="ro2"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000129646964523999" calcext:value-type="float">
            <text:p>1,29646964523999E-005</text:p>
          </table:table-cell>
        </table:table-row>
        <table:table-row table:style-name="ro1">
          <table:table-cell/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000135659454523999" calcext:value-type="float">
            <text:p>1,35659454523999E-005</text:p>
          </table:table-cell>
        </table:table-row>
        <table:table-row table:style-name="ro2">
          <table:table-cell/>
          <table:table-cell table:style-name="ce1" office:value-type="float" office:value="72" calcext:value-type="float">
            <text:p>72</text:p>
          </table:table-cell>
          <table:table-cell table:style-name="ce1" office:value-type="float" office:value="0.0000167460664215469" calcext:value-type="float">
            <text:p>1,67460664215469E-005</text:p>
          </table:table-cell>
        </table:table-row>
        <table:table-row table:style-name="ro2">
          <table:table-cell/>
          <table:table-cell table:style-name="ce1" office:value-type="float" office:value="82" calcext:value-type="float">
            <text:p>82</text:p>
          </table:table-cell>
          <table:table-cell table:style-name="ce1" office:value-type="float" office:value="0.0000178264576788933" calcext:value-type="float">
            <text:p>1,78264576788933E-005</text:p>
          </table:table-cell>
        </table:table-row>
        <table:table-row table:style-name="ro2">
          <table:table-cell/>
          <table:table-cell table:style-name="ce1" office:value-type="float" office:value="92" calcext:value-type="float">
            <text:p>92</text:p>
          </table:table-cell>
          <table:table-cell table:style-name="ce1" office:value-type="float" office:value="0.0000183666534212534" calcext:value-type="float">
            <text:p>1,83666534212534E-005</text:p>
          </table:table-cell>
        </table:table-row>
        <table:table-row table:style-name="ro2">
          <table:table-cell/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0.0000183666534212534" calcext:value-type="float">
            <text:p>1,83666534212534E-005</text:p>
          </table:table-cell>
        </table:table-row>
        <table:table-row table:style-name="ro2">
          <table:table-cell/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0.0000194470449059736" calcext:value-type="float">
            <text:p>0,000019447</text:p>
          </table:table-cell>
        </table:table-row>
        <table:table-row table:style-name="ro1">
          <table:table-cell/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0.0000205274363906938" calcext:value-type="float">
            <text:p>2,05274363906938E-005</text:p>
          </table:table-cell>
        </table:table-row>
        <table:table-row table:style-name="ro2">
          <table:table-cell/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0.0000189068491636135" calcext:value-type="float">
            <text:p>1,89068491636135E-005</text:p>
          </table:table-cell>
        </table:table-row>
        <table:table-row table:style-name="ro2">
          <table:table-cell/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0.0000199872406483337" calcext:value-type="float">
            <text:p>1,99872406483337E-005</text:p>
          </table:table-cell>
        </table:table-row>
        <table:table-row table:style-name="ro2">
          <table:table-cell/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0.0000237686103901069" calcext:value-type="float">
            <text:p>2,37686103901069E-005</text:p>
          </table:table-cell>
        </table:table-row>
        <table:table-row table:style-name="ro2">
          <table:table-cell/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0.0000221480233904003" calcext:value-type="float">
            <text:p>0,000022148</text:p>
          </table:table-cell>
        </table:table-row>
        <table:table-row table:style-name="ro2">
          <table:table-cell/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0.0000216078276480403" calcext:value-type="float">
            <text:p>2,16078276480403E-005</text:p>
          </table:table-cell>
        </table:table-row>
        <table:table-row table:style-name="ro2">
          <table:table-cell/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0.0000205274363906938" calcext:value-type="float">
            <text:p>2,05274363906938E-005</text:p>
          </table:table-cell>
        </table:table-row>
        <table:table-row table:style-name="ro2">
          <table:table-cell/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0.0000210676321330538" calcext:value-type="float">
            <text:p>2,10676321330538E-005</text:p>
          </table:table-cell>
        </table:table-row>
        <table:table-row table:style-name="ro2">
          <table:table-cell/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0.0000221480233904003" calcext:value-type="float">
            <text:p>0,000022148</text:p>
          </table:table-cell>
        </table:table-row>
        <table:table-row table:style-name="ro2">
          <table:table-cell/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0.0000216078276480403" calcext:value-type="float">
            <text:p>2,16078276480403E-005</text:p>
          </table:table-cell>
        </table:table-row>
        <table:table-row table:style-name="ro1">
          <table:table-cell/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0.0000232284146477468" calcext:value-type="float">
            <text:p>2,32284146477468E-005</text:p>
          </table:table-cell>
        </table:table-row>
        <table:table-row table:style-name="ro2">
          <table:table-cell/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0.0000221480233904003" calcext:value-type="float">
            <text:p>0,000022148</text:p>
          </table:table-cell>
        </table:table-row>
        <table:table-row table:style-name="ro2">
          <table:table-cell/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0.0000232284146477468" calcext:value-type="float">
            <text:p>2,32284146477468E-005</text:p>
          </table:table-cell>
        </table:table-row>
        <table:table-row table:style-name="ro2">
          <table:table-cell/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0.0000248490016474534" calcext:value-type="float">
            <text:p>0,000024849</text:p>
          </table:table-cell>
        </table:table-row>
        <table:table-row table:style-name="ro2">
          <table:table-cell/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0.0000264695888745337" calcext:value-type="float">
            <text:p>2,64695888745337E-005</text:p>
          </table:table-cell>
        </table:table-row>
        <table:table-row table:style-name="ro2">
          <table:table-cell/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0.0000270097846168937" calcext:value-type="float">
            <text:p>2,70097846168937E-005</text:p>
          </table:table-cell>
        </table:table-row>
        <table:table-row table:style-name="ro2" table:number-rows-repeated="104854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7T02:05:05.629000000</dc:date>
    <meta:editing-duration>PT2M13S</meta:editing-duration>
    <meta:editing-cycles>1</meta:editing-cycles>
    <meta:document-statistic meta:table-count="1" meta:cell-count="52" meta:object-count="1"/>
    <meta:generator>LibreOffice/4.4.6.3$Windows_x86 LibreOffice_project/e8938fd3328e95dcf59dd64e7facd2c7d67c704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width="0.1cm" svg:stroke-color="#c5000b"/>
    </style:style>
    <style:style style:name="ch10" style:family="chart" style:data-style-name="N61">
      <style:text-properties fo:font-weight="bol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7cm" xlink:href=".." xlink:type="simple" chart:class="chart:scatter" chart:style-name="ch1">
        <chart:title svg:x="3.406cm" svg:y="0.315cm" chart:style-name="ch2">
          <text:p>Complexité de la recherche dans le cas moyen</text:p>
        </chart:title>
        <chart:plot-area chart:style-name="ch3" table:cell-range-address="sheet1.B1:sheet1.C26" svg:x="1.331cm" svg:y="1.273cm" svg:width="14.35cm" svg:height="6.564cm">
          <chartooo:coordinate-region svg:x="2.984cm" svg:y="1.472cm" svg:width="12.417cm" svg:height="5.718cm"/>
          <chart:axis chart:dimension="x" chart:name="primary-x" chart:style-name="ch4">
            <chart:title svg:x="7.867cm" svg:y="8.016cm" chart:style-name="ch5">
              <text:p>Hauteur</text:p>
            </chart:title>
          </chart:axis>
          <chart:axis chart:dimension="y" chart:name="primary-y" chart:style-name="ch4">
            <chart:title svg:x="0.451cm" svg:y="6.438cm" chart:style-name="ch6">
              <text:p>Temps d'exécution (en s)</text:p>
            </chart:title>
            <chart:grid chart:style-name="ch7" chart:class="major"/>
          </chart:axis>
          <chart:series chart:style-name="ch8" chart:values-cell-range-address="sheet1.C1:sheet1.C26" chart:class="chart:scatter">
            <chart:domain table:cell-range-address="sheet1.B1:sheet1.B26"/>
            <chart:regression-curve chart:style-name="ch9">
              <chart:equation chart:display-equation="true" chart:display-r-square="false" svg:x="9.88cm" svg:y="5.45cm" chart:style-name="ch10"/>
            </chart:regression-curve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1:sheet1.B26</svg:desc>
                </draw:g>
              </table:table-cell>
              <table:table-cell office:value-type="float" office:value="0.00000324117422678682">
                <text:p>0.00000324117422678682</text:p>
                <draw:g>
                  <svg:desc>sheet1.C1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648234822619997">
                <text:p>0.00000648234822619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0.0000113441094526934">
                <text:p>0.0000113441094526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0.0000129646964523999">
                <text:p>0.0000129646964523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0.0000135659454523999">
                <text:p>0.0000135659454523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">
                <text:p>72</text:p>
              </table:table-cell>
              <table:table-cell office:value-type="float" office:value="0.0000167460664215469">
                <text:p>0.00001674606642154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">
                <text:p>82</text:p>
              </table:table-cell>
              <table:table-cell office:value-type="float" office:value="0.0000178264576788933">
                <text:p>0.0000178264576788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">
                <text:p>92</text:p>
              </table:table-cell>
              <table:table-cell office:value-type="float" office:value="0.0000183666534212534">
                <text:p>0.0000183666534212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">
                <text:p>115</text:p>
              </table:table-cell>
              <table:table-cell office:value-type="float" office:value="0.0000183666534212534">
                <text:p>0.00001836665342125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">
                <text:p>137</text:p>
              </table:table-cell>
              <table:table-cell office:value-type="float" office:value="0.0000194470449059736">
                <text:p>0.0000194470449059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">
                <text:p>142</text:p>
              </table:table-cell>
              <table:table-cell office:value-type="float" office:value="0.0000205274363906938">
                <text:p>0.00002052743639069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3">
                <text:p>143</text:p>
              </table:table-cell>
              <table:table-cell office:value-type="float" office:value="0.0000189068491636135">
                <text:p>0.0000189068491636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6">
                <text:p>176</text:p>
              </table:table-cell>
              <table:table-cell office:value-type="float" office:value="0.0000199872406483337">
                <text:p>0.0000199872406483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">
                <text:p>191</text:p>
              </table:table-cell>
              <table:table-cell office:value-type="float" office:value="0.0000237686103901069">
                <text:p>0.00002376861039010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7">
                <text:p>207</text:p>
              </table:table-cell>
              <table:table-cell office:value-type="float" office:value="0.0000221480233904003">
                <text:p>0.0000221480233904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2">
                <text:p>212</text:p>
              </table:table-cell>
              <table:table-cell office:value-type="float" office:value="0.0000216078276480403">
                <text:p>0.00002160782764804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3">
                <text:p>223</text:p>
              </table:table-cell>
              <table:table-cell office:value-type="float" office:value="0.0000205274363906938">
                <text:p>0.00002052743639069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5">
                <text:p>235</text:p>
              </table:table-cell>
              <table:table-cell office:value-type="float" office:value="0.0000210676321330538">
                <text:p>0.00002106763213305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9">
                <text:p>269</text:p>
              </table:table-cell>
              <table:table-cell office:value-type="float" office:value="0.0000221480233904003">
                <text:p>0.0000221480233904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6">
                <text:p>276</text:p>
              </table:table-cell>
              <table:table-cell office:value-type="float" office:value="0.0000216078276480403">
                <text:p>0.00002160782764804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3">
                <text:p>293</text:p>
              </table:table-cell>
              <table:table-cell office:value-type="float" office:value="0.0000232284146477468">
                <text:p>0.0000232284146477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4">
                <text:p>294</text:p>
              </table:table-cell>
              <table:table-cell office:value-type="float" office:value="0.0000221480233904003">
                <text:p>0.0000221480233904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3">
                <text:p>323</text:p>
              </table:table-cell>
              <table:table-cell office:value-type="float" office:value="0.0000232284146477468">
                <text:p>0.00002322841464774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8">
                <text:p>418</text:p>
              </table:table-cell>
              <table:table-cell office:value-type="float" office:value="0.0000248490016474534">
                <text:p>0.00002484900164745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7">
                <text:p>777</text:p>
              </table:table-cell>
              <table:table-cell office:value-type="float" office:value="0.0000264695888745337">
                <text:p>0.00002646958887453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7">
                <text:p>807</text:p>
              </table:table-cell>
              <table:table-cell office:value-type="float" office:value="0.0000270097846168937">
                <text:p>0.00002700978461689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Windows_x86 LibreOffice_project/e8938fd3328e95dcf59dd64e7facd2c7d67c704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